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1pt" fo:font-weight="bold" officeooo:rsid="0019ab4d" officeooo:paragraph-rsid="0019ab4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P3" style:family="paragraph" style:parent-style-name="Standard">
      <style:text-properties style:font-name="Calibri Light" fo:font-size="11pt" officeooo:rsid="001bd41b" officeooo:paragraph-rsid="001bd41b" style:font-size-asian="11pt" style:font-size-complex="11pt"/>
    </style:style>
    <style:style style:name="P4" style:family="paragraph" style:parent-style-name="Standard">
      <style:text-properties style:font-name="Calibri Light" fo:font-size="11pt" officeooo:rsid="0019ab4d" officeooo:paragraph-rsid="001bd41b" style:font-size-asian="11pt" style:font-size-complex="11pt"/>
    </style:style>
    <style:style style:name="P5" style:family="paragraph" style:parent-style-name="Standard">
      <style:text-properties style:font-name="Calibri Light" fo:font-size="11pt" fo:font-weight="bold" officeooo:rsid="0019ab4d" officeooo:paragraph-rsid="0019ab4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Calibri Light" fo:font-size="9pt" fo:font-weight="bold" officeooo:rsid="0019ab4d" officeooo:paragraph-rsid="0019ab4d" style:font-size-asian="9pt" style:font-weight-asian="bold" style:font-size-complex="9pt" style:font-weight-complex="bold"/>
    </style:style>
    <style:style style:name="T1" style:family="text">
      <style:text-properties officeooo:rsid="001d97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3e6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Consultas MongoDB</text:p>
      <text:p text:style-name="P2"/>
      <text:p text:style-name="P3">A travé<text:span text:style-name="T1">s </text:span>de Comp<text:span text:style-name="T1">ass</text:span> de MongoDB, accede al archivo MOVIES dentro de la bases de datos de SAMPLE_MFLIX dentro de las colecciones que ofrece la aplicación por defecto. </text:p>
      <text:p text:style-name="P4"/>
      <text:p text:style-name="P3">Realiza las siguientes consultas aplicando los filtros pertinentes en el cuadro de texto.</text:p>
      <text:p text:style-name="P2"/>
      <text:p text:style-name="P2"><text:span text:style-name="T2">Ejercicio 1.-</text:span> Busca las películas de género Drama.</text:p>
      <text:p text:style-name="P2"/>
      <text:p text:style-name="P2"><text:span text:style-name="T2">{genres:{$eq:"Drama"}</text:span>}</text:p>
      <text:p text:style-name="P2"/>
      <text:p text:style-name="P2"><text:span text:style-name="T2">Ejercicio 2.- </text:span>Busca las películas de género Drama y Fantasy.</text:p>
      <text:p text:style-name="P2"/>
      <text:p text:style-name="P5">{$and:[{genres:{$eq:"Drama"}},{genres:{$eq:"Fantasy"}}]}</text:p>
      <text:p text:style-name="P2"/>
      <text:p text:style-name="P2"><text:span text:style-name="T2">Ejercicio 3.-</text:span> Busca las películas de género Drama o Action.</text:p>
      <text:p text:style-name="P2"/>
      <text:p text:style-name="P5">{$or:[{genres:{$eq:"Drama"}},{genres:{$eq:"Action"}}]}</text:p>
      <text:p text:style-name="P2"/>
      <text:p text:style-name="P2"><text:span text:style-name="T2">Ejercicio </text:span><text:span text:style-name="T3">4</text:span><text:span text:style-name="T2">.-</text:span> Busca las películas de género distinto a Drama o Action.</text:p>
      <text:p text:style-name="P2"/>
      <text:p text:style-name="P5">{genres:{$nin:["Drama","Action"]}}</text:p>
      <text:p text:style-name="P2"/>
      <text:p text:style-name="P2"><text:span text:style-name="T2">Ejercicio </text:span><text:span text:style-name="T3">5</text:span><text:span text:style-name="T2">.- </text:span>Busca las películas con una duración mayor que 120.</text:p>
      <text:p text:style-name="P2"/>
      <text:p text:style-name="P5">{runtime:{$gt:120}}</text:p>
      <text:p text:style-name="P2"/>
      <text:p text:style-name="P2"><text:span text:style-name="T2">Ejercicio </text:span><text:span text:style-name="T3">6.</text:span><text:span text:style-name="T2">-</text:span> Busca las películas que tengan una nota mayor que 80 en Metacritic.</text:p>
      <text:p text:style-name="P2"/>
      <text:p text:style-name="P5">{"tomatoes.critic.meter":{$gt:80}}</text:p>
      <text:p text:style-name="P2"/>
      <text:p text:style-name="P2"><text:span text:style-name="T2">Ejercicio </text:span><text:span text:style-name="T3">7</text:span><text:span text:style-name="T2">.-</text:span> Busca las películas que tengan una nota menor que 80 en Metacritic.</text:p>
      <text:p text:style-name="P2"/>
      <text:p text:style-name="P5">{"tomatoes.critic.meter":{$lt:80}}</text:p>
      <text:p text:style-name="P2"/>
      <text:p text:style-name="P2"><text:span text:style-name="T2">Ejercicio </text:span><text:span text:style-name="T3">8.</text:span><text:span text:style-name="T2">-</text:span> Busca las películas que tengan una igual a 80 en Metacritic.</text:p>
      <text:p text:style-name="P2"/>
      <text:p text:style-name="P5">{"tomatoes.critic.meter":{$eq:80}}</text:p>
      <text:p text:style-name="P2"/>
      <text:p text:style-name="P2"><text:span text:style-name="T2">Ejercicio </text:span><text:span text:style-name="T3">9</text:span><text:span text:style-name="T2">.- </text:span>Busca las películas que tengan una mayor o igual a 80 en Metacritic.</text:p>
      <text:p text:style-name="P2"/>
      <text:p text:style-name="P5">{"tomatoes.critic.meter":{$gte:80}}</text:p>
      <text:p text:style-name="P2"/>
      <text:p text:style-name="P2"><text:span text:style-name="T2">Ejercicio </text:span><text:span text:style-name="T3">10.</text:span><text:span text:style-name="T2">- </text:span>Busca las películas que tengan una menor o igual a 80 en Metacritic.</text:p>
      <text:p text:style-name="P2"/>
      <text:p text:style-name="P2">{"tomatoes.critic.meter":{$lte:80}}</text:p>
      <text:p text:style-name="P6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2T09:17:27.906000000</meta:creation-date>
    <dc:date>2025-03-11T18:32:36.834531700</dc:date>
    <meta:editing-duration>PT23M29S</meta:editing-duration>
    <meta:editing-cycles>6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23" meta:word-count="176" meta:character-count="1344" meta:non-whitespace-character-count="1190"/>
  </office:meta>
</office:document-meta>
</file>